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5df" officeooo:paragraph-rsid="001d85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:</text:p>
      <text:p text:style-name="P1"/>
      <text:p text:style-name="P1">Los últimos 5 párrafos de la version inglesa se muestran de forma diferente debido a que encontramos la etiqueta class=”verse”. Esta etiqueta nos sirve para identificar la clase para que el archivo css identifique los parrafos para editarlos de distinta forma que los demás párraf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25:52.020230326</meta:creation-date>
    <meta:generator>LibreOffice/5.1.4.2$Linux_X86_64 LibreOffice_project/10m0$Build-2</meta:generator>
    <dc:date>2016-11-16T09:31:48.732402935</dc:date>
    <meta:editing-duration>PT5M57S</meta:editing-duration>
    <meta:editing-cycles>1</meta:editing-cycles>
    <meta:document-statistic meta:table-count="0" meta:image-count="0" meta:object-count="0" meta:page-count="1" meta:paragraph-count="2" meta:word-count="47" meta:character-count="295" meta:non-whitespace-character-count="250"/>
  </office:meta>
</office:document-meta>
</file>